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9cm" fo:min-width="4.09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59cm" fo:min-width="4.098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-color="#000000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cm" svg:height="1.8cm" svg:x="7.8cm" svg:y="3.5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8cm" svg:x="7.8cm" svg:y="6.3cm">
          <text:p text:style-name="P2"><text:span text:style-name="T2">ho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1.8cm" svg:x="4.6cm" svg:y="9.9cm">
          <text:p text:style-name="P1"><text:span text:style-name="T1">luk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6cm" svg:height="1.8cm" svg:x="10.8cm" svg:y="9.9cm">
          <text:p text:style-name="P1"><text:span text:style-name="T1">anak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1cm" svg:y1="5.3cm" svg:x2="10.1cm" svg:y2="6.3cm" draw:start-shape="id1" draw:start-glue-point="2" draw:end-shape="id2" draw:end-glue-point="0" svg:d="M10100 5300v1000" svg:viewBox="0 0 1 1001">
          <text:p/>
        </draw:connector>
        <draw:connector draw:style-name="gr2" draw:text-style-name="P3" draw:layer="layout" svg:x1="6.9cm" svg:y1="9.9cm" svg:x2="10.1cm" svg:y2="8.1cm" draw:start-shape="id3" draw:start-glue-point="0" draw:end-shape="id2" draw:end-glue-point="2" svg:d="M6900 9900v-900h3200v-900" svg:viewBox="0 0 3201 1801">
          <text:p/>
        </draw:connector>
        <draw:connector draw:style-name="gr2" draw:text-style-name="P3" draw:layer="layout" svg:x1="10.1cm" svg:y1="8.1cm" svg:x2="13.1cm" svg:y2="9.9cm" draw:start-shape="id2" draw:start-glue-point="2" draw:end-shape="id4" draw:end-glue-point="0" svg:d="M10100 8100v900h3000v900" svg:viewBox="0 0 3001 1801">
          <text:p/>
        </draw:connector>
        <draw:custom-shape draw:style-name="gr3" draw:text-style-name="P4" xml:id="id7" draw:id="id7" draw:layer="layout" svg:width="6.5cm" svg:height="2.6cm" svg:x="1.6cm" svg:y="15.5cm">
          <text:p text:style-name="P4"><text:span text:style-name="T3">força</text:span><text:span text:style-name="T4">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6.5cm" svg:height="2.6cm" svg:x="12.6cm" svg:y="15.5cm">
          <text:p text:style-name="P4"><text:span text:style-name="T3">força</text:span><text:span text:style-name="T4">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cm" svg:height="1.8cm" svg:x="2.5cm" svg:y="12.9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cm" svg:height="1.8cm" svg:x="13.5cm" svg:y="12.9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cm" svg:y1="12.9cm" svg:x2="6.9cm" svg:y2="11.7cm" draw:start-shape="id5" draw:end-shape="id3" draw:end-glue-point="2" svg:d="M4800 12900v-600h2100v-600" svg:viewBox="0 0 2101 1201">
          <text:p/>
        </draw:connector>
        <draw:connector draw:style-name="gr2" draw:text-style-name="P3" draw:layer="layout" svg:x1="15.8cm" svg:y1="12.9cm" svg:x2="13.1cm" svg:y2="11.7cm" draw:start-shape="id6" draw:start-glue-point="0" draw:end-shape="id4" svg:d="M15800 12900v-600h-2700v-600" svg:viewBox="0 0 2701 1201">
          <text:p/>
        </draw:connector>
        <draw:connector draw:style-name="gr2" draw:text-style-name="P3" draw:layer="layout" svg:x1="4.85cm" svg:y1="15.5cm" svg:x2="4.8cm" svg:y2="14.7cm" draw:start-shape="id7" draw:start-glue-point="4" draw:end-shape="id5" draw:end-glue-point="2" svg:d="M4850 15500v-400h-50v-400" svg:viewBox="0 0 51 801">
          <text:p/>
        </draw:connector>
        <draw:connector draw:style-name="gr2" draw:text-style-name="P3" draw:layer="layout" svg:x1="15.85cm" svg:y1="15.5cm" svg:x2="15.8cm" svg:y2="14.7cm" draw:start-shape="id8" draw:start-glue-point="4" draw:end-shape="id6" draw:end-glue-point="2" svg:d="M15850 15500v-400h-50v-400" svg:viewBox="0 0 5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1T01:38:32.070899461</meta:creation-date>
    <dc:date>2016-08-21T01:47:02.468737884</dc:date>
    <meta:editing-duration>PT8M32S</meta:editing-duration>
    <meta:editing-cycles>2</meta:editing-cycles>
    <meta:generator>LibreOffice/5.1.4.2$Linux_X86_64 LibreOffice_project/10m0$Build-2</meta:generator>
    <meta:document-statistic meta:object-count="15"/>
  </office:meta>
</office:document-meta>
</file>